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0cdb8c" officeooo:paragraph-rsid="000cdb8c"/>
    </style:style>
    <style:style style:name="P2" style:family="paragraph" style:parent-style-name="Standard">
      <style:text-properties style:font-name="Arial" fo:language="de" fo:country="DE" officeooo:rsid="001284b6" officeooo:paragraph-rsid="001284b6"/>
    </style:style>
    <style:style style:name="P3" style:family="paragraph" style:parent-style-name="Standard">
      <style:text-properties style:font-name="Arial" fo:language="de" fo:country="DE" officeooo:rsid="00132c40" officeooo:paragraph-rsid="00132c40"/>
    </style:style>
    <style:style style:name="P4" style:family="paragraph" style:parent-style-name="Standard">
      <style:text-properties style:font-name="Arial" fo:language="de" fo:country="DE" officeooo:rsid="00140657" officeooo:paragraph-rsid="00140657"/>
    </style:style>
    <style:style style:name="P5" style:family="paragraph" style:parent-style-name="Standard">
      <style:text-properties style:font-name="Arial" fo:language="de" fo:country="DE" officeooo:rsid="0028b550" officeooo:paragraph-rsid="0028b550"/>
    </style:style>
    <style:style style:name="P6" style:family="paragraph" style:parent-style-name="Standard">
      <style:text-properties style:font-name="Arial" fo:language="de" fo:country="DE" officeooo:rsid="002a9e95" officeooo:paragraph-rsid="002a9e95"/>
    </style:style>
    <style:style style:name="P7" style:family="paragraph" style:parent-style-name="Standard">
      <style:text-properties style:font-name="Arial" fo:language="de" fo:country="DE" officeooo:rsid="002aebc0" officeooo:paragraph-rsid="002aebc0"/>
    </style:style>
    <style:style style:name="P8" style:family="paragraph" style:parent-style-name="Standard">
      <style:text-properties style:font-name="Arial" fo:language="de" fo:country="DE" officeooo:rsid="002c2732" officeooo:paragraph-rsid="002c2732"/>
    </style:style>
    <style:style style:name="P9" style:family="paragraph" style:parent-style-name="Standard">
      <style:text-properties style:font-name="Arial" fo:language="de" fo:country="DE" officeooo:rsid="00334077" officeooo:paragraph-rsid="00334077"/>
    </style:style>
    <style:style style:name="P10" style:family="paragraph" style:parent-style-name="Standard">
      <style:text-properties style:font-name="Arial" fo:language="de" fo:country="DE" officeooo:rsid="00390e65" officeooo:paragraph-rsid="00390e65"/>
    </style:style>
    <style:style style:name="P11" style:family="paragraph" style:parent-style-name="Standard">
      <style:text-properties style:font-name="Arial" fo:language="de" fo:country="DE" officeooo:rsid="003a27da" officeooo:paragraph-rsid="003a27da"/>
    </style:style>
    <style:style style:name="P12" style:family="paragraph" style:parent-style-name="Standard">
      <style:text-properties style:font-name="Arial" fo:language="de" fo:country="DE" officeooo:rsid="00473dc8" officeooo:paragraph-rsid="00473dc8"/>
    </style:style>
    <style:style style:name="P13" style:family="paragraph" style:parent-style-name="Standard">
      <style:text-properties style:font-name="Arial" fo:language="de" fo:country="DE" officeooo:rsid="004a330d" officeooo:paragraph-rsid="004a330d"/>
    </style:style>
    <style:style style:name="P14" style:family="paragraph" style:parent-style-name="Standard">
      <style:text-properties style:font-name="Arial" fo:language="de" fo:country="DE" officeooo:rsid="004ce32a" officeooo:paragraph-rsid="004a330d"/>
    </style:style>
    <style:style style:name="P15" style:family="paragraph" style:parent-style-name="Standard">
      <style:text-properties style:font-name="Arial" fo:language="de" fo:country="DE" officeooo:rsid="004ce32a" officeooo:paragraph-rsid="00507e28"/>
    </style:style>
    <style:style style:name="P16" style:family="paragraph" style:parent-style-name="Standard">
      <style:text-properties style:font-name="Arial" fo:language="de" fo:country="DE" officeooo:rsid="00507e28" officeooo:paragraph-rsid="00507e28"/>
    </style:style>
    <style:style style:name="P17" style:family="paragraph" style:parent-style-name="Standard">
      <style:text-properties style:font-name="Arial" fo:language="de" fo:country="DE" officeooo:rsid="00522ee6" officeooo:paragraph-rsid="00522ee6"/>
    </style:style>
    <style:style style:name="P18" style:family="paragraph" style:parent-style-name="Standard">
      <style:text-properties style:font-name="Arial" fo:language="de" fo:country="DE" officeooo:rsid="00615329" officeooo:paragraph-rsid="00615329"/>
    </style:style>
    <style:style style:name="P19" style:family="paragraph" style:parent-style-name="Standard">
      <style:text-properties style:font-name="Arial" fo:language="de" fo:country="DE" officeooo:rsid="006308e0" officeooo:paragraph-rsid="006308e0"/>
    </style:style>
    <style:style style:name="P20" style:family="paragraph" style:parent-style-name="Standard">
      <style:text-properties style:font-name="Arial" fo:language="de" fo:country="DE" officeooo:rsid="006cd1b6" officeooo:paragraph-rsid="006cd1b6"/>
    </style:style>
    <style:style style:name="P21" style:family="paragraph" style:parent-style-name="Standard">
      <style:text-properties style:font-name="Arial" fo:language="de" fo:country="DE" fo:font-weight="bold" officeooo:rsid="00615329" officeooo:paragraph-rsid="00615329" style:font-weight-asian="bold" style:font-weight-complex="bold"/>
    </style:style>
    <style:style style:name="P22" style:family="paragraph" style:parent-style-name="Standard" style:list-style-name="L1">
      <style:text-properties style:font-name="Arial" fo:language="de" fo:country="DE" officeooo:rsid="006ce849" officeooo:paragraph-rsid="006ce849"/>
    </style:style>
    <style:style style:name="P23" style:family="paragraph" style:parent-style-name="Standard" style:list-style-name="L1">
      <style:text-properties style:font-name="Arial" fo:language="de" fo:country="DE" officeooo:rsid="006eb342" officeooo:paragraph-rsid="006eb342"/>
    </style:style>
    <style:style style:name="P24" style:family="paragraph" style:parent-style-name="Standard">
      <style:text-properties style:font-name="Arial" fo:language="de" fo:country="DE" officeooo:rsid="006eb342" officeooo:paragraph-rsid="006eb342"/>
    </style:style>
    <style:style style:name="P25" style:family="paragraph" style:parent-style-name="Standard">
      <style:text-properties style:font-name="Arial" fo:language="de" fo:country="DE" officeooo:rsid="008d589a" officeooo:paragraph-rsid="008d589a"/>
    </style:style>
    <style:style style:name="T1" style:family="text">
      <style:text-properties officeooo:rsid="00144e03"/>
    </style:style>
    <style:style style:name="T2" style:family="text">
      <style:text-properties officeooo:rsid="00349a49"/>
    </style:style>
    <style:style style:name="T3" style:family="text">
      <style:text-properties officeooo:rsid="003774cb"/>
    </style:style>
    <style:style style:name="T4" style:family="text">
      <style:text-properties officeooo:rsid="004d41ea"/>
    </style:style>
    <style:style style:name="T5" style:family="text">
      <style:text-properties officeooo:rsid="00507e28"/>
    </style:style>
    <style:style style:name="T6" style:family="text">
      <style:text-properties officeooo:rsid="0052524d"/>
    </style:style>
    <style:style style:name="T7" style:family="text">
      <style:text-properties officeooo:rsid="00535af8"/>
    </style:style>
    <style:style style:name="T8" style:family="text">
      <style:text-properties officeooo:rsid="0063fbf4"/>
    </style:style>
    <style:style style:name="T9" style:family="text">
      <style:text-properties officeooo:rsid="006516d1"/>
    </style:style>
    <style:style style:name="T10" style:family="text">
      <style:text-properties officeooo:rsid="00661f86"/>
    </style:style>
    <style:style style:name="T11" style:family="text">
      <style:text-properties officeooo:rsid="00731a98"/>
    </style:style>
    <style:style style:name="T12" style:family="text">
      <style:text-properties officeooo:rsid="0075b61e"/>
    </style:style>
    <style:style style:name="T13" style:family="text">
      <style:text-properties officeooo:rsid="0082d4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pe 3</text:p>
      <text:p text:style-name="P1"/>
      <text:p text:style-name="P2">s 245 z 2<text:span text:style-name="T1">5</text:span></text:p>
      <text:p text:style-name="P3">s 256 z 8</text:p>
      <text:p text:style-name="P3"/>
      <text:p text:style-name="P5"/>
      <text:p text:style-name="P5">Textstelle 1:</text:p>
      <text:p text:style-name="P6">Diederich hat „Angst“ vor Gericht, kommt absichtlich zu spät.</text:p>
      <text:p text:style-name="P7">Gibt Verantwortung ab, erinnert sich nicht mehr an die Ereignesse (angeblich)</text:p>
      <text:p text:style-name="P7"/>
      <text:p text:style-name="P5"/>
      <text:p text:style-name="P3"/>
      <text:p text:style-name="P4">Untersuche auf Kipppunkte zugunsten Heßlichs</text:p>
      <text:p text:style-name="P4"/>
      <text:p text:style-name="P4"/>
      <text:p text:style-name="P4"/>
      <text:p text:style-name="P8">Gerichtsreport:</text:p>
      <text:p text:style-name="P8"/>
      <text:p text:style-name="P9"><text:span text:style-name="T3">Verteidiger</text:span>: <text:span text:style-name="T2">Herr Lauer</text:span></text:p>
      <text:p text:style-name="P10">Staatsanwalt: Staatsanwallt Herr Jadasohn</text:p>
      <text:p text:style-name="P10">Richter: Richter Sprezius</text:p>
      <text:p text:style-name="P10"/>
      <text:p text:style-name="P10"/>
      <text:p text:style-name="P11"/>
      <text:p text:style-name="P11"/>
      <text:p text:style-name="P12">Rede Bucks:</text:p>
      <text:p text:style-name="P12"/>
      <text:p text:style-name="P17">Sugestive vernehmung der <text:span text:style-name="T6">Zeugen als </text:span><text:span text:style-name="T7">argument für die Unreinheit der Aussagen</text:span></text:p>
      <text:p text:style-name="P13"/>
      <text:p text:style-name="P14">Anstatt über den Kaiser, redet <text:span text:style-name="T4">er stellvertretend über den Untertan des Kaisers, um den Kaiser zu charakterisieren.</text:span></text:p>
      <text:p text:style-name="P14"/>
      <text:p text:style-name="P15"><text:span text:style-name="T5">H</text:span>eßling durch seine provokatorische Absicht der eigentliche geistige Urheber einer strafbaren Handlung ist und nicht der Angeklagte.</text:p>
      <text:p text:style-name="P15"/>
      <text:p text:style-name="P16">Laut Buck ahmt jeder Zeitgenosse dem Kaiser nach.</text:p>
      <text:p text:style-name="P16"/>
      <text:p text:style-name="P16"/>
      <text:p text:style-name="P16"/>
      <text:p text:style-name="P21">Konsequenzen des Prozesses:</text:p>
      <text:p text:style-name="P18"/>
      <text:p text:style-name="P19">Zeitung ruft die <text:span text:style-name="T8">(</text:span>Einfluss-<text:span text:style-name="T8">) </text:span>reichen <text:span text:style-name="T9">auf, </text:span><text:span text:style-name="T10">die Protestbewegungen niederzuschlagen</text:span></text:p>
      <text:p text:style-name="P19">Der Prozess zeigt, dass es unmöglich ist, sich gegen das System aufzulehnen, da es eine starke Autorität hat, die jegliche Rebellion unterdrückt.</text:p>
      <text:p text:style-name="P20">Diederich erlangt Ansehen der anderen (höheren) Bürgers Netzings:</text:p>
      <text:list xml:id="list133780477" text:style-name="L1">
        <text:list-item>
          <text:p text:style-name="P22">Mehr Aufträge für seine Papierfabrik </text:p>
        </text:list-item>
        <text:list-item>
          <text:p text:style-name="P23"><text:span text:style-name="T11">Aufnahme</text:span> in den <text:span text:style-name="T12">Kriegerverein</text:span></text:p>
        </text:list-item>
      </text:list>
      <text:p text:style-name="P24"/>
      <text:p text:style-name="P24"/>
      <text:p text:style-name="P24"><text:soft-page-break/></text:p>
      <text:p text:style-name="P25">Notizen PL Clara: „könnte man den Roman „Der Untertan“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23T08:17:14.071000000</dc:date>
    <meta:editing-duration>PT3H3M42S</meta:editing-duration>
    <meta:editing-cycles>58</meta:editing-cycles>
    <meta:document-statistic meta:table-count="0" meta:image-count="0" meta:object-count="0" meta:page-count="2" meta:paragraph-count="23" meta:word-count="165" meta:character-count="1148" meta:non-whitespace-character-count="1007"/>
  </office:meta>
</office:document-meta>
</file>